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ato" svg:font-family="Lato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9d8" officeooo:paragraph-rsid="000839d8"/>
    </style:style>
    <style:style style:name="P2" style:family="paragraph" style:parent-style-name="Standard">
      <style:text-properties officeooo:rsid="000b38aa" officeooo:paragraph-rsid="000b38aa"/>
    </style:style>
    <style:style style:name="P3" style:family="paragraph" style:parent-style-name="Standard">
      <style:text-properties officeooo:rsid="000c9047" officeooo:paragraph-rsid="000c9047"/>
    </style:style>
    <style:style style:name="P4" style:family="paragraph" style:parent-style-name="Standard">
      <style:text-properties fo:font-variant="normal" fo:text-transform="none" fo:color="#000000" style:font-name="Arial" fo:font-size="10pt" fo:letter-spacing="normal" fo:font-style="normal" fo:font-weight="normal" officeooo:rsid="000c9047" officeooo:paragraph-rsid="000c9047"/>
    </style:style>
    <style:style style:name="P5" style:family="paragraph" style:parent-style-name="Standard">
      <style:text-properties officeooo:rsid="000ca268" officeooo:paragraph-rsid="000ca268"/>
    </style:style>
    <style:style style:name="P6" style:family="paragraph" style:parent-style-name="Standard">
      <style:text-properties officeooo:paragraph-rsid="000ca268"/>
    </style:style>
    <style:style style:name="P7" style:family="paragraph" style:parent-style-name="Standard">
      <style:text-properties officeooo:rsid="0010970d" officeooo:paragraph-rsid="0010970d"/>
    </style:style>
    <style:style style:name="P8" style:family="paragraph" style:parent-style-name="Standard">
      <style:text-properties fo:color="#ff0000" officeooo:rsid="0011bc95" officeooo:paragraph-rsid="0011bc95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pt" fo:letter-spacing="normal" fo:font-style="normal" fo:font-weight="normal"/>
    </style:style>
    <style:style style:name="P10" style:family="paragraph" style:parent-style-name="Standard">
      <style:text-properties officeooo:rsid="000b38aa" officeooo:paragraph-rsid="000b38aa"/>
    </style:style>
    <style:style style:name="P11" style:family="paragraph" style:parent-style-name="Standard">
      <style:text-properties officeooo:rsid="000c9047" officeooo:paragraph-rsid="000c9047"/>
    </style:style>
    <style:style style:name="P12" style:family="paragraph" style:parent-style-name="Standard">
      <style:text-properties officeooo:rsid="00162069" officeooo:paragraph-rsid="00162069"/>
    </style:style>
    <style:style style:name="P13" style:family="paragraph" style:parent-style-name="Standard">
      <style:text-properties officeooo:rsid="00163b8c" officeooo:paragraph-rsid="00163b8c"/>
    </style:style>
    <style:style style:name="P14" style:family="paragraph" style:parent-style-name="Standard">
      <style:text-properties officeooo:rsid="00163b8c" officeooo:paragraph-rsid="001696d4"/>
    </style:style>
    <style:style style:name="P15" style:family="paragraph" style:parent-style-name="Text_20_body">
      <style:text-properties officeooo:paragraph-rsid="00162069"/>
    </style:style>
    <style:style style:name="P16" style:family="paragraph" style:parent-style-name="Text_20_body">
      <style:text-properties officeooo:rsid="000c9047"/>
    </style:style>
    <style:style style:name="P17" style:family="paragraph" style:parent-style-name="Text_20_body">
      <style:text-properties officeooo:rsid="000c9047" officeooo:paragraph-rsid="001696d4"/>
    </style:style>
    <style:style style:name="P18" style:family="paragraph" style:parent-style-name="Text_20_body">
      <style:text-properties officeooo:paragraph-rsid="001696d4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officeooo:rsid="00162069" officeooo:paragraph-rsid="00163b8c"/>
    </style:style>
    <style:style style:name="T1" style:family="text">
      <style:text-properties officeooo:rsid="000c9047"/>
    </style:style>
    <style:style style:name="T2" style:family="text">
      <style:text-properties officeooo:rsid="000ca268"/>
    </style:style>
    <style:style style:name="T3" style:family="text">
      <style:text-properties fo:font-variant="normal" fo:text-transform="none" fo:color="#006621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006621" style:font-name="arial" fo:font-size="10.5pt" fo:letter-spacing="normal" fo:font-style="normal" fo:font-weight="normal" officeooo:rsid="000ca268"/>
    </style:style>
    <style:style style:name="T5" style:family="text">
      <style:text-properties fo:font-variant="normal" fo:text-transform="none" fo:color="#006621" style:font-name="arial" fo:font-size="10.5pt" fo:letter-spacing="normal" fo:font-style="normal" fo:font-weight="normal" officeooo:rsid="000e7779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7" style:family="text">
      <style:text-properties fo:font-variant="normal" fo:text-transform="none" fo:color="#333333" style:font-name="arial" fo:font-size="10.5pt" fo:letter-spacing="normal" fo:font-style="normal" fo:font-weight="normal" officeooo:rsid="000ca268"/>
    </style:style>
    <style:style style:name="T8" style:family="text">
      <style:text-properties fo:font-variant="normal" fo:text-transform="none" fo:color="#333333" style:font-name="Lato" fo:font-size="12pt" fo:letter-spacing="normal" fo:font-style="italic" fo:font-weight="normal" officeooo:rsid="000ca268"/>
    </style:style>
    <style:style style:name="T9" style:family="text">
      <style:text-properties fo:font-variant="normal" fo:text-transform="none" fo:color="#333333" style:font-name="Lato" fo:font-size="12pt" fo:letter-spacing="normal" fo:font-style="normal" fo:font-weight="normal" officeooo:rsid="000ca268"/>
    </style:style>
    <style:style style:name="T10" style:family="text">
      <style:text-properties fo:font-variant="normal" fo:text-transform="none" fo:color="#ce5c00" style:text-line-through-style="none" style:text-line-through-type="none" style:font-name="Lato" fo:font-size="12pt" fo:letter-spacing="normal" fo:font-style="normal" style:text-underline-style="none" fo:font-weight="normal" officeooo:rsid="000ca268" style:text-blinking="false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162069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normal" officeooo:rsid="00163b8c"/>
    </style:style>
    <style:style style:name="T14" style:family="text">
      <style:text-properties fo:font-variant="normal" fo:text-transform="none" fo:color="#222222" style:font-name="sans-serif" fo:font-size="10.5pt" fo:letter-spacing="normal" fo:font-style="normal" fo:font-weight="normal" officeooo:rsid="001696d4"/>
    </style:style>
    <style:style style:name="T1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162069" style:text-blinking="false"/>
    </style:style>
    <style:style style:name="T17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663366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9" style:family="text">
      <style:text-properties fo:color="#000000" style:font-name="Liberation Serif" officeooo:rsid="000ca268"/>
    </style:style>
    <style:style style:name="T20" style:family="text">
      <style:text-properties officeooo:rsid="000de817"/>
    </style:style>
    <style:style style:name="T21" style:family="text">
      <style:text-properties officeooo:rsid="00150695"/>
    </style:style>
    <style:style style:name="T22" style:family="text">
      <style:text-properties officeooo:rsid="00160909"/>
    </style:style>
    <style:style style:name="T23" style:family="text">
      <style:text-properties officeooo:rsid="00163b8c"/>
    </style:style>
    <style:style style:name="T24" style:family="text">
      <style:text-properties officeooo:rsid="001696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stęp</text:p>
      <text:p text:style-name="P1">Celem przetwarzania obrazu <text:span text:style-name="T21">uzyskanie</text:span> użyteczn<text:span text:style-name="T21">ej</text:span> informacj<text:span text:style-name="T21">i</text:span> na temat obiektów lub otoczenia. <text:span text:style-name="T22">Na rynku istnieje wiele bibliotek implementujących metody przetwarzania obrazów. W swoim projekcie postanowiłem zbadać jedną z nich.</text:span></text:p>
      <text:p text:style-name="P1">Cel projektu</text:p>
      <text:p text:style-name="P1">Celem projektu jest wykonanie aplikacji pozwalającej wykonać podstawowe operacje na obrazie. Ponadto w projekcie testowane są możliwości biblioteki scikit-image.</text:p>
      <text:p text:style-name="P1">Opis teoretyczny</text:p>
      <text:p text:style-name="P2">Operacje wykonywane w napisanym programie można zakwalifikować do następujących grup metod przetwarzania obrazów: korekcji hisogramu i przekształceń morfologicznych.</text:p>
      <text:p text:style-name="P2"/>
      <text:p text:style-name="P2">Korekcja historamu</text:p>
      <text:p text:style-name="P2">Korekcja histogramu jest grupą przekształceń punktowych, których celem jest osiągnięcie określonych cech histogramu. <text:span text:style-name="T1">Dwie podstawowe operacje należące do tej grupy:</text:span></text:p>
      <text:p text:style-name="P2">- <text:span text:style-name="T1">rozciąganie histogramu</text:span></text:p>
      <text:p text:style-name="P2">- <text:span text:style-name="T1">wyrównywanie histogramu</text:span></text:p>
      <text:p text:style-name="P2"/>
      <text:p text:style-name="P3">Rozciąganie histogramu</text:p>
      <text:p text:style-name="P17"><text:span text:style-name="T24">Polega na redystrybucji jasności barw obrazu</text:span></text:p>
      <text:p text:style-name="P4">Rozciąganie histogramu wykonywane jest wtedy, gdy wartości jasności obrazu nie obejmują pełnego zakresu możliwych wartości. W przypadku reprezentacji ośmiobitowej, jaka jest rozpatrywana w tej pracy, rozciąganie obrazu ma zastosowanie w sytuacji, gdy wszystkie wartości na obrazie mieszczą się w przedziale mniejszym niż 0 ÷255.</text:p>
      <text:p text:style-name="P9">Aby dokonać operacji rozciągania histogramu wyznacza się minimalną oraz maksymalną wartość jaką przyjmuje obraz. Kolejną czynnością jest wyznaczenie nowych wartości obrazu zgodnie z zależnością</text:p>
      <text:p text:style-name="P3"/>
      <text:p text:style-name="P12">Wyrównywanie histogramu</text:p>
      <text:p text:style-name="P12">Wyrównywanie histogrmu można podzielić na dwa rodzaje: </text:p>
      <text:p text:style-name="P12">- globalne</text:p>
      <text:p text:style-name="P12">-lokalne</text:p>
      <text:p text:style-name="P12"/>
      <text:p text:style-name="P12">Polega na takiej transformacji obrazu, aby jego histogram przyjął określony kształt (np. Prostokąta). Wpływa bezpośrednio na poprawę kontrastu obrazu, szczególnie, gdy<text:span text:style-name="T11"> </text:span></text:p>
      <text:p text:style-name="P12"/>
      <text:p text:style-name="P12">W wyrównywaniu globalnym operacja wykonywana jest dla histogramu całości obrazu, <text:span text:style-name="T24">stosując dla każdego piksela funkcję transformującą tej samej postaci</text:span></text:p>
      <text:p text:style-name="P12"/>
      <text:p text:style-name="P14">W przypadku, gdy zagęszczenia sygnału natępują dla różnych odcieni korzystne moż być stosowanie wyrównywania lokalnego, które odbywa się oddzielnie dla kolejnych bloków obrazu. Pozwala to wydobyć szczegóły pomijane przez wyrównywanie globalne. </text:p>
      <text:p text:style-name="P18"><text:span text:style-name="T13">However, when the image contains regions that are significantly lighter or darker than most of the image, the contrast in those regions will not be sufficiently enhanced.</text:span><text:span text:style-name="T14"> </text:span><text:span text:style-name="T23">W celu zatarcia widocznych granic pomiędzy kolejnymi blokami stosuje się następujące metody:</text:span></text:p>
      <text:p text:style-name="P13">- nachodzenie kolejnych bloków na siebie</text:p>
      <text:p text:style-name="P13">- funkcja łagodząca różnice między krańcami bloków, <text:span text:style-name="T24">interpolacja</text:span></text:p>
      <text:p text:style-name="P12"/>
      <text:p text:style-name="P20"><text:span text:style-name="T13">Celem metod wyrównywania jest</text:span><text:span text:style-name="T11"> j</text:span><text:span text:style-name="T13">poprawa jakości obrazu</text:span><text:span text:style-name="T11">, aby ułatwić </text:span><text:span text:style-name="T13">jego</text:span><text:span text:style-name="T11"> analizę.</text:span></text:p>
      <text:p text:style-name="P20"><text:span text:style-name="T11">Uogólnienia tej metody wykorzystują wiele cząstkowych histogramów dla podkreślenia kontrastu w poszczególnych częściach obrazu, zamiast na jego całości. Przykładem takiej metody jest adaptacyjne ograniczenie kontrastu wyrównaniem histogramu, tzw. </text:span><text:a xlink:type="simple" xlink:href="https://en.wikipedia.org/wiki/CLAHE" text:style-name="Internet_20_link" text:visited-style-name="Visited_20_Internet_20_Link"><text:span text:style-name="T18">CLAHE</text:span></text:a><text:span text:style-name="T11"> (Contrast Limiting Adaptive Histogram Equalization) </text:span></text:p>
      <text:p text:style-name="P20"><text:soft-page-break/><text:span text:style-name="T11"/></text:p>
      <text:p text:style-name="P15"><text:span text:style-name="T12">Metoda ta wpływa na powiększenie globalnego </text:span><text:span text:style-name="T16">kontrastu</text:span><text:span text:style-name="T12"> obrazów, szczególnie gdy wykorzystywany </text:span><text:span text:style-name="T16">sygnał</text:span><text:span text:style-name="T12"> opisujący obraz jest reprezentowany przez wartości z niewielkiego zakresu. Poprzez rozciągnięcie tych wartości na szerszy zakres, natężenia mogą być lepiej dystrybuowane na histogramie. Pozwala to zwiększyć kontrast we fragmentach o jego niskim poziomie.</text:span></text:p>
      <text:p text:style-name="P19"><text:span text:style-name="T11">Metoda jest użyteczna w obrazach z wyraźnym podziałem na tło i pierwszy plan, takimi, że </text:span><text:a xlink:type="simple" xlink:href="https://pl.wikipedia.org/wiki/Barwa" text:style-name="Internet_20_link" text:visited-style-name="Visited_20_Internet_20_Link"><text:span text:style-name="T15">barwa</text:span></text:a><text:span text:style-name="T11"> obu jest albo jasna albo ciemna. </text:span></text:p>
      <text:p text:style-name="P19"><text:span text:style-name="T11">Wadą metody jest fakt, że nie rozróżnia sygnału od szumu, co może spowodować wzrost wartości </text:span><text:a xlink:type="simple" xlink:href="https://pl.wikipedia.org/wiki/Szum" text:style-name="Internet_20_link" text:visited-style-name="Visited_20_Internet_20_Link"><text:span text:style-name="T15">szumu</text:span></text:a><text:span text:style-name="T11">, przy jednoczesnym zmniejszeniu widoczności właściwego sygnału. </text:span></text:p>
      <text:p text:style-name="P18"/>
      <text:p text:style-name="P16"/>
      <text:p text:style-name="P16"/>
      <text:p text:style-name="P5">Proponowane rozwiązanie</text:p>
      <text:p text:style-name="P6"><text:span text:style-name="T2">Na rynku istnieje wiele bibliotek umo</text:span><text:span text:style-name="T19">żliwiających dokonywanie operacji na obrazach. Do najpopularniejszych należą: OpenCV, </text:span><text:span text:style-name="T6">imagemagick, Pillow, Aforge.NET</text:span><text:span text:style-name="T3"> </text:span><text:span text:style-name="T4">itd. Część bibliotek z obszaru tej tematyki zajmuje się szczegółowymi dziedzinami jak np. Computer vision, ja natomiast postanowiłem wykorzystać bibliotekę ogólnego przeznaczenia scikit-image. Jak piszą autorzy :”</text:span><text:span text:style-name="Emphasis"><text:span text:style-name="T8">scikit-image</text:span></text:span><text:span text:style-name="T7"> </text:span><text:span text:style-name="T9">is a collection of algorithms for image processing. It is available </text:span><text:a xlink:type="simple" xlink:href="http://scikit-image.org/docs/dev/license.html" text:style-name="Internet_20_link" text:visited-style-name="Visited_20_Internet_20_Link"><text:span text:style-name="T10">free of charge and free of restriction</text:span></text:a><text:span text:style-name="T9">. We pride ourselves on high-quality, peer-reviewed code, written by an active </text:span><text:a xlink:type="simple" xlink:href="https://www.ohloh.net/p/scikit-image/contributors" text:style-name="Internet_20_link" text:visited-style-name="Visited_20_Internet_20_Link"><text:span text:style-name="T10">community of volunteers</text:span></text:a><text:span text:style-name="T9">.</text:span><text:span text:style-name="T4">” Na wybór biblioteki wpływ miały głównie łatwość jej instalacji (w przeciwieństwie do np. OpenCV), interfejs w </text:span><text:span text:style-name="T5">wysokopoziomowym</text:span><text:span text:style-name="T4"> języku Python, którego to języka aktualnie się uczę </text:span><text:span text:style-name="T5">oraz oczywiście to, że biblioteka zawiera wszystkie pożądane przez mnie operacje.</text:span></text:p>
      <text:p text:style-name="P3"/>
      <text:p text:style-name="P3">Szczegóły implementacji</text:p>
      <text:p text:style-name="P3">Całość aplikacji została wykonana w języku Python, wersja 3.5. Jak wspomniałem wcześniej, przy implementacji aplikacji korzystałem z biblioteki scikit-image. Aplikacja posiada interfejs graficzny, do stworzenia którego posłużyłem się biblioteką tkinter. </text:p>
      <text:p text:style-name="P5">Interfejs graficzny aplikacji dzieli się na dwa obszary: <text:span text:style-name="T20">P</text:span>ierwszy z lewej zawierający pierwotny obraz, <text:span text:style-name="T20">jego aktualne przekształcenie oraz wykresy ich histogramów. Drugi składający się z zakładek odpowiadających poszczególnym przekształceniom. Każda zakładka pozwala wykonać przekształcenie, którego wynik zostaje wyświetlony po lewej stronie. Aplikacja umożliwia również odczyt/zapis obrazka z/do pliku.</text:span></text:p>
      <text:p text:style-name="P5"/>
      <text:p text:style-name="P7">Testy</text:p>
      <text:p text:style-name="P7">Testy aplikacji można podzielić na dwa obszary: inżynierskie testy samej aplikacji oraz testy użytej biblioteki scikit-image.</text:p>
      <text:p text:style-name="P7">Podczas tworzenia aplikacja była wielokrotnie testowana manualnie i w swojej finalniej jest pozbawiona wykrytych do tej pory błedów.</text:p>
      <text:p text:style-name="P7"/>
      <text:p text:style-name="P8">Testy biblioteki wiążą się z aspektem poznawczym co do jej możliwości. </text:p>
      <text:p text:style-name="P5"/>
      <text:p text:style-name="P7">Wnioski</text:p>
      <text:p text:style-name="P7">Na rynku istnieje obecnie bardzo wiele programów służących do przetwarzania obrazów posiadających wygodny interfejs użytkownika. Stąd nie ma pola do dalszego rozwoju mojej aplikacji, która została stworzona w celach akademickich. Jednakże prostota aplikacji pozwala na jej dowolną rozbudowę np. o kolejne przekształcenia, co świadczy o możliwej dydaktycznej przydatności aplikacji.</text:p>
      <text:p text:style-name="P3"><text:soft-page-break/></text:p>
      <text:p text:style-name="P3"/>
      <text:p text:style-name="P3">Źródła</text:p>
      <text:p text:style-name="P3">http://atol.am.gdynia.pl/tc/Radzienski (22.04.2017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ato" svg:font-family="Lato, sans-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2:16:15.360932854</meta:creation-date>
    <dc:date>2017-05-28T17:53:33.997435565</dc:date>
    <meta:editing-duration>PT3H58M4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3" meta:paragraph-count="42" meta:word-count="737" meta:character-count="5790" meta:non-whitespace-character-count="5087"/>
  </office:meta>
</office:document-meta>
</file>